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9cfd" officeooo:paragraph-rsid="00179cf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9cfd" officeooo:paragraph-rsid="00179cf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179cfd" officeooo:paragraph-rsid="00179cfd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officeooo:rsid="00197626" officeooo:paragraph-rsid="00197626"/>
    </style:style>
    <style:style style:name="P5" style:family="paragraph" style:parent-style-name="Standard">
      <style:paragraph-properties fo:line-height="200%" fo:text-align="justify" style:justify-single-word="false"/>
      <style:text-properties officeooo:rsid="001aea6d" officeooo:paragraph-rsid="001aea6d"/>
    </style:style>
    <style:style style:name="P6" style:family="paragraph" style:parent-style-name="Standard" style:list-style-name="L1">
      <style:paragraph-properties fo:line-height="200%" fo:text-align="justify" style:justify-single-word="false"/>
      <style:text-properties officeooo:rsid="001e416d" officeooo:paragraph-rsid="001aea6d"/>
    </style:style>
    <style:style style:name="P7" style:family="paragraph" style:parent-style-name="Standard" style:list-style-name="L1">
      <style:text-properties officeooo:paragraph-rsid="001aea6d"/>
    </style:style>
    <style:style style:name="P8" style:family="paragraph" style:parent-style-name="Standard" style:list-style-name="L1">
      <style:text-properties officeooo:rsid="001c72ea" officeooo:paragraph-rsid="001aea6d"/>
    </style:style>
    <style:style style:name="P9" style:family="paragraph" style:parent-style-name="Standard" style:list-style-name="L1">
      <style:text-properties officeooo:rsid="001abba5" officeooo:paragraph-rsid="001aea6d"/>
    </style:style>
    <style:style style:name="P10" style:family="paragraph" style:parent-style-name="Standard" style:list-style-name="L1">
      <style:text-properties officeooo:rsid="001972f0" officeooo:paragraph-rsid="001aea6d"/>
    </style:style>
    <style:style style:name="P1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79cfd" officeooo:paragraph-rsid="00179cfd"/>
    </style:style>
    <style:style style:name="P12" style:family="paragraph" style:parent-style-name="Standard">
      <style:paragraph-properties fo:line-height="200%" fo:text-align="justify" style:justify-single-word="false" fo:break-before="page"/>
      <style:text-properties officeooo:rsid="001aea6d" officeooo:paragraph-rsid="001aea6d"/>
    </style:style>
    <style:style style:name="P13" style:family="paragraph" style:parent-style-name="Header">
      <style:text-properties officeooo:rsid="00179cfd" officeooo:paragraph-rsid="00179cfd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officeooo:rsid="001aea6d"/>
    </style:style>
    <style:style style:name="T4" style:family="text">
      <style:text-properties officeooo:rsid="001abba5"/>
    </style:style>
    <style:style style:name="T5" style:family="text">
      <style:text-properties officeooo:rsid="001972f0"/>
    </style:style>
    <style:style style:name="T6" style:family="text">
      <style:text-properties officeooo:rsid="001d4e67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Évaluation</text:p>
      <text:p text:style-name="P2">Analyse de documents</text:p>
      <text:p text:style-name="P11"/>
      <text:p text:style-name="P1"/>
      <text:p text:style-name="P1"/>
      <text:p text:style-name="P1"/>
      <text:p text:style-name="P1"/>
      <text:p text:style-name="P11"/>
      <text:p text:style-name="P1"/>
      <text:p text:style-name="P1"/>
      <text:p text:style-name="P1"/>
      <text:p text:style-name="P1"/>
      <text:p text:style-name="P4"><text:tab/>Tout d’abord, nous allons comprendre dans quel contexte a été mis en place le traité de Maastricht. Nous pouvons voir que, dans la première phrase « A Maastricht (…) la solidarité » (l. 1-2), Aníbal Cavaco fait déjà référence au traité en lui même, signé « aujourd’hui » du point de vue du document, c’est-à-dire le 7 février 1992. Ensuite, <text:span text:style-name="T3">les</text:span> lignes 5 <text:span text:style-name="T3">à 9 « La chute (…) dernières décennies », font référence à la chute du bloc soviétique en 1989, qui a permit d’étendre la construction européenne à l’Europe toute entière, entraînant cette « altération des équilibres géostratigiques » mentionnée. Et la phrase des lignes 9 à 10 « Dans ce contexte (…) ni ne doit éluder » évoque </text:span></text:p>
      <text:p text:style-name="P5">[les anciens etats du bloc soviétique, période de flottement, jusqu’à la guerre]</text:p>
      <text:p text:style-name="P5"/>
      <text:p text:style-name="P5"/>
      <text:p text:style-name="P12"/>
      <text:list xml:id="list3420426897904101029" text:style-name="L1">
        <text:list-item>
          <text:p text:style-name="P7"><text:span text:style-name="T4">Contexte de la mise en place du traité de Maastricht</text:span></text:p>
          <text:list>
            <text:list-item>
              <text:p text:style-name="P7"><text:span text:style-name="T5">« à Maastricht (…) la solidarité » (l. 1-2)</text:span></text:p>
              <text:list>
                <text:list-item>
                  <text:p text:style-name="P8">« Aujourd’hui » → 7 février 1992, date de signature du traité</text:p>
                </text:list-item>
              </text:list>
            </text:list-item>
            <text:list-item>
              <text:p text:style-name="P8">« La chute (…) <text:span text:style-name="T6">dernières décennies</text:span> » (l. 5-<text:span text:style-name="T6">9</text:span>)</text:p>
              <text:list>
                <text:list-item>
                  <text:p text:style-name="P8">à partir de 1989 : <text:span text:style-name="T6">chute du bloc soviétique</text:span></text:p>
                  <text:p text:style-name="P8">« <text:span text:style-name="T6">équil géostrat » </text:span>→<text:span text:style-name="T6"> La construction européenne peut s’étendre à tout le continent</text:span></text:p>
                </text:list-item>
              </text:list>
            </text:list-item>
            <text:list-item>
              <text:p text:style-name="P8"/>
            </text:list-item>
          </text:list>
        </text:list-item>
        <text:list-item>
          <text:p text:style-name="P9">Approfondissement des compétences communautaires</text:p>
          <text:list>
            <text:list-item>
              <text:p text:style-name="P10">« <text:span text:style-name="T6">L’élargissement (…) construction de l’UE » (l. 11-12)</text:span></text:p>
            </text:list-item>
            <text:list-item>
              <text:p text:style-name="P10"/>
            </text:list-item>
          </text:list>
        </text:list-item>
        <text:list-item>
          <text:p text:style-name="P9">Dynamique d’élargissement et difficultés de la gouvernance européenne</text:p>
          <text:list>
            <text:list-item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9cfd" officeooo:paragraph-rsid="00179cfd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ARNIER<text:tab/><text:tab/>Lundi 11 Février 2019</text:p>
        <text:p text:style-name="MP1">Thomas</text:p>
        <text:p text:style-name="MP1">TS3</text:p>
      </style:header>
      <style:footer>
        <text:p text:style-name="Footer"><text:tab/><text:span text:style-name="MT1"><text:page-number text:select-page="current">2</text:page-number></text:span>/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3:00:26.671000000</meta:creation-date>
    <dc:date>2019-02-11T14:02:29.977000000</dc:date>
    <meta:editing-duration>PT7M23S</meta:editing-duration>
    <meta:editing-cycles>1</meta:editing-cycles>
    <meta:document-statistic meta:table-count="0" meta:image-count="0" meta:object-count="0" meta:page-count="2" meta:paragraph-count="20" meta:word-count="241" meta:character-count="1352" meta:non-whitespace-character-count="1136"/>
    <meta:generator>LibreOffice/5.1.6.2$Windows_x86 LibreOffice_project/07ac168c60a517dba0f0d7bc7540f5afa45f0909</meta:generator>
  </office:meta>
</office:document-meta>
</file>